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table:shapes>
          <draw:frame draw:z-index="0" draw:style-name="gr1" draw:text-style-name="P1" svg:width="453.51pt" svg:height="255.09pt" svg:x="337.69pt" svg:y="20.89pt">
            <loext:p/>
            <draw:object draw:notify-on-update-of-ranges="charts.A2:charts.A19 charts.C1:charts.C1 charts.C2:charts.C19 charts.D1:charts.D1 charts.D2:charts.D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formula="of:=[$combined_count.H1]" office:value-type="string" office:string-value="version" calcext:value-type="string">
            <text:p>version</text:p>
          </table:table-cell>
          <table:table-cell table:formula="of:=[$combined_count.I1]" office:value-type="string" office:string-value="total" calcext:value-type="string">
            <text:p>total</text:p>
          </table:table-cell>
          <table:table-cell table:formula="of:=[$combined_count.J1]" office:value-type="string" office:string-value="reused" calcext:value-type="string">
            <text:p>reused</text:p>
          </table:table-cell>
          <table:table-cell table:formula="of:=[$combined_count.K1]" office:value-type="string" office:string-value="new" calcext:value-type="string">
            <text:p>new</text:p>
          </table:table-cell>
        </table:table-row>
        <table:table-row table:style-name="ro1">
          <table:table-cell table:formula="of:=[$combined_count.H2]" office:value-type="string" office:string-value="20160610" calcext:value-type="string">
            <text:p>20160610</text:p>
          </table:table-cell>
          <table:table-cell table:formula="of:=[$combined_count.I2]" office:value-type="float" office:value="9018" calcext:value-type="float">
            <text:p>9018</text:p>
          </table:table-cell>
          <table:table-cell table:formula="of:=[$combined_count.J2]" office:value-type="float" office:value="0" calcext:value-type="float">
            <text:p>0</text:p>
          </table:table-cell>
          <table:table-cell table:formula="of:=[$combined_count.K2]" office:value-type="float" office:value="9018" calcext:value-type="float">
            <text:p>9018</text:p>
          </table:table-cell>
        </table:table-row>
        <table:table-row table:style-name="ro1">
          <table:table-cell table:formula="of:=[$combined_count.H4]" office:value-type="string" office:string-value="20160710" calcext:value-type="string">
            <text:p>20160710</text:p>
          </table:table-cell>
          <table:table-cell table:formula="of:=[$combined_count.I4]" office:value-type="float" office:value="10173" calcext:value-type="float">
            <text:p>10173</text:p>
          </table:table-cell>
          <table:table-cell table:formula="of:=[$combined_count.J4]" office:value-type="float" office:value="1405" calcext:value-type="float">
            <text:p>1405</text:p>
          </table:table-cell>
          <table:table-cell table:formula="of:=[$combined_count.K4]" office:value-type="float" office:value="8768" calcext:value-type="float">
            <text:p>8768</text:p>
          </table:table-cell>
        </table:table-row>
        <table:table-row table:style-name="ro1">
          <table:table-cell table:formula="of:=[$combined_count.H6]" office:value-type="string" office:string-value="20160810" calcext:value-type="string">
            <text:p>20160810</text:p>
          </table:table-cell>
          <table:table-cell table:formula="of:=[$combined_count.I6]" office:value-type="float" office:value="10123" calcext:value-type="float">
            <text:p>10123</text:p>
          </table:table-cell>
          <table:table-cell table:formula="of:=[$combined_count.J6]" office:value-type="float" office:value="3836" calcext:value-type="float">
            <text:p>3836</text:p>
          </table:table-cell>
          <table:table-cell table:formula="of:=[$combined_count.K6]" office:value-type="float" office:value="6287" calcext:value-type="float">
            <text:p>6287</text:p>
          </table:table-cell>
        </table:table-row>
        <table:table-row table:style-name="ro1">
          <table:table-cell table:formula="of:=[$combined_count.H8]" office:value-type="string" office:string-value="20160910" calcext:value-type="string">
            <text:p>20160910</text:p>
          </table:table-cell>
          <table:table-cell table:formula="of:=[$combined_count.I8]" office:value-type="float" office:value="10124" calcext:value-type="float">
            <text:p>10124</text:p>
          </table:table-cell>
          <table:table-cell table:formula="of:=[$combined_count.J8]" office:value-type="float" office:value="9838" calcext:value-type="float">
            <text:p>9838</text:p>
          </table:table-cell>
          <table:table-cell table:formula="of:=[$combined_count.K8]" office:value-type="float" office:value="286" calcext:value-type="float">
            <text:p>286</text:p>
          </table:table-cell>
        </table:table-row>
        <table:table-row table:style-name="ro1">
          <table:table-cell table:formula="of:=[$combined_count.H10]" office:value-type="string" office:string-value="20161010" calcext:value-type="string">
            <text:p>20161010</text:p>
          </table:table-cell>
          <table:table-cell table:formula="of:=[$combined_count.I10]" office:value-type="float" office:value="10127" calcext:value-type="float">
            <text:p>10127</text:p>
          </table:table-cell>
          <table:table-cell table:formula="of:=[$combined_count.J10]" office:value-type="float" office:value="9620" calcext:value-type="float">
            <text:p>9620</text:p>
          </table:table-cell>
          <table:table-cell table:formula="of:=[$combined_count.K10]" office:value-type="float" office:value="507" calcext:value-type="float">
            <text:p>507</text:p>
          </table:table-cell>
        </table:table-row>
        <table:table-row table:style-name="ro1">
          <table:table-cell table:formula="of:=[$combined_count.H12]" office:value-type="string" office:string-value="20161110" calcext:value-type="string">
            <text:p>20161110</text:p>
          </table:table-cell>
          <table:table-cell table:formula="of:=[$combined_count.I12]" office:value-type="float" office:value="13958" calcext:value-type="float">
            <text:p>13958</text:p>
          </table:table-cell>
          <table:table-cell table:formula="of:=[$combined_count.J12]" office:value-type="float" office:value="10041" calcext:value-type="float">
            <text:p>10041</text:p>
          </table:table-cell>
          <table:table-cell table:formula="of:=[$combined_count.K12]" office:value-type="float" office:value="3917" calcext:value-type="float">
            <text:p>3917</text:p>
          </table:table-cell>
        </table:table-row>
        <table:table-row table:style-name="ro1">
          <table:table-cell table:formula="of:=[$combined_count.H14]" office:value-type="string" office:string-value="20161210" calcext:value-type="string">
            <text:p>20161210</text:p>
          </table:table-cell>
          <table:table-cell table:formula="of:=[$combined_count.I14]" office:value-type="float" office:value="13975" calcext:value-type="float">
            <text:p>13975</text:p>
          </table:table-cell>
          <table:table-cell table:formula="of:=[$combined_count.J14]" office:value-type="float" office:value="13794" calcext:value-type="float">
            <text:p>13794</text:p>
          </table:table-cell>
          <table:table-cell table:formula="of:=[$combined_count.K14]" office:value-type="float" office:value="181" calcext:value-type="float">
            <text:p>181</text:p>
          </table:table-cell>
        </table:table-row>
        <table:table-row table:style-name="ro1">
          <table:table-cell table:formula="of:=[$combined_count.H16]" office:value-type="string" office:string-value="20170210" calcext:value-type="string">
            <text:p>20170210</text:p>
          </table:table-cell>
          <table:table-cell table:formula="of:=[$combined_count.I16]" office:value-type="float" office:value="14323" calcext:value-type="float">
            <text:p>14323</text:p>
          </table:table-cell>
          <table:table-cell table:formula="of:=[$combined_count.J16]" office:value-type="float" office:value="13743" calcext:value-type="float">
            <text:p>13743</text:p>
          </table:table-cell>
          <table:table-cell table:formula="of:=[$combined_count.K16]" office:value-type="float" office:value="580" calcext:value-type="float">
            <text:p>580</text:p>
          </table:table-cell>
        </table:table-row>
        <table:table-row table:style-name="ro1">
          <table:table-cell table:formula="of:=[$combined_count.H18]" office:value-type="string" office:string-value="20170310" calcext:value-type="string">
            <text:p>20170310</text:p>
          </table:table-cell>
          <table:table-cell table:formula="of:=[$combined_count.I18]" office:value-type="float" office:value="14319" calcext:value-type="float">
            <text:p>14319</text:p>
          </table:table-cell>
          <table:table-cell table:formula="of:=[$combined_count.J18]" office:value-type="float" office:value="13938" calcext:value-type="float">
            <text:p>13938</text:p>
          </table:table-cell>
          <table:table-cell table:formula="of:=[$combined_count.K18]" office:value-type="float" office:value="381" calcext:value-type="float">
            <text:p>381</text:p>
          </table:table-cell>
        </table:table-row>
        <table:table-row table:style-name="ro1">
          <table:table-cell table:formula="of:=[$combined_count.H20]" office:value-type="string" office:string-value="20170410" calcext:value-type="string">
            <text:p>20170410</text:p>
          </table:table-cell>
          <table:table-cell table:formula="of:=[$combined_count.I20]" office:value-type="float" office:value="14323" calcext:value-type="float">
            <text:p>14323</text:p>
          </table:table-cell>
          <table:table-cell table:formula="of:=[$combined_count.J20]" office:value-type="float" office:value="13972" calcext:value-type="float">
            <text:p>13972</text:p>
          </table:table-cell>
          <table:table-cell table:formula="of:=[$combined_count.K20]" office:value-type="float" office:value="351" calcext:value-type="float">
            <text:p>351</text:p>
          </table:table-cell>
        </table:table-row>
        <table:table-row table:style-name="ro1">
          <table:table-cell table:formula="of:=[$combined_count.H22]" office:value-type="string" office:string-value="20170510" calcext:value-type="string">
            <text:p>20170510</text:p>
          </table:table-cell>
          <table:table-cell table:formula="of:=[$combined_count.I22]" office:value-type="float" office:value="14323" calcext:value-type="float">
            <text:p>14323</text:p>
          </table:table-cell>
          <table:table-cell table:formula="of:=[$combined_count.J22]" office:value-type="float" office:value="13980" calcext:value-type="float">
            <text:p>13980</text:p>
          </table:table-cell>
          <table:table-cell table:formula="of:=[$combined_count.K22]" office:value-type="float" office:value="343" calcext:value-type="float">
            <text:p>343</text:p>
          </table:table-cell>
        </table:table-row>
        <table:table-row table:style-name="ro1">
          <table:table-cell table:formula="of:=[$combined_count.H24]" office:value-type="string" office:string-value="20170610" calcext:value-type="string">
            <text:p>20170610</text:p>
          </table:table-cell>
          <table:table-cell table:formula="of:=[$combined_count.I24]" office:value-type="float" office:value="14323" calcext:value-type="float">
            <text:p>14323</text:p>
          </table:table-cell>
          <table:table-cell table:formula="of:=[$combined_count.J24]" office:value-type="float" office:value="13900" calcext:value-type="float">
            <text:p>13900</text:p>
          </table:table-cell>
          <table:table-cell table:formula="of:=[$combined_count.K24]" office:value-type="float" office:value="423" calcext:value-type="float">
            <text:p>423</text:p>
          </table:table-cell>
        </table:table-row>
        <table:table-row table:style-name="ro1">
          <table:table-cell table:formula="of:=[$combined_count.H26]" office:value-type="string" office:string-value="20170710" calcext:value-type="string">
            <text:p>20170710</text:p>
          </table:table-cell>
          <table:table-cell table:formula="of:=[$combined_count.I26]" office:value-type="float" office:value="14323" calcext:value-type="float">
            <text:p>14323</text:p>
          </table:table-cell>
          <table:table-cell table:formula="of:=[$combined_count.J26]" office:value-type="float" office:value="13928" calcext:value-type="float">
            <text:p>13928</text:p>
          </table:table-cell>
          <table:table-cell table:formula="of:=[$combined_count.K26]" office:value-type="float" office:value="395" calcext:value-type="float">
            <text:p>395</text:p>
          </table:table-cell>
        </table:table-row>
        <table:table-row table:style-name="ro1">
          <table:table-cell table:formula="of:=[$combined_count.H28]" office:value-type="string" office:string-value="20170810" calcext:value-type="string">
            <text:p>20170810</text:p>
          </table:table-cell>
          <table:table-cell table:formula="of:=[$combined_count.I28]" office:value-type="float" office:value="17613" calcext:value-type="float">
            <text:p>17613</text:p>
          </table:table-cell>
          <table:table-cell table:formula="of:=[$combined_count.J28]" office:value-type="float" office:value="4414" calcext:value-type="float">
            <text:p>4414</text:p>
          </table:table-cell>
          <table:table-cell table:formula="of:=[$combined_count.K28]" office:value-type="float" office:value="13199" calcext:value-type="float">
            <text:p>13199</text:p>
          </table:table-cell>
        </table:table-row>
        <table:table-row table:style-name="ro1">
          <table:table-cell table:formula="of:=[$combined_count.H30]" office:value-type="string" office:string-value="20170910" calcext:value-type="string">
            <text:p>20170910</text:p>
          </table:table-cell>
          <table:table-cell table:formula="of:=[$combined_count.I30]" office:value-type="float" office:value="17487" calcext:value-type="float">
            <text:p>17487</text:p>
          </table:table-cell>
          <table:table-cell table:formula="of:=[$combined_count.J30]" office:value-type="float" office:value="15132" calcext:value-type="float">
            <text:p>15132</text:p>
          </table:table-cell>
          <table:table-cell table:formula="of:=[$combined_count.K30]" office:value-type="float" office:value="2355" calcext:value-type="float">
            <text:p>2355</text:p>
          </table:table-cell>
        </table:table-row>
        <table:table-row table:style-name="ro1">
          <table:table-cell table:formula="of:=[$combined_count.H32]" office:value-type="string" office:string-value="20171010" calcext:value-type="string">
            <text:p>20171010</text:p>
          </table:table-cell>
          <table:table-cell table:formula="of:=[$combined_count.I32]" office:value-type="float" office:value="17049" calcext:value-type="float">
            <text:p>17049</text:p>
          </table:table-cell>
          <table:table-cell table:formula="of:=[$combined_count.J32]" office:value-type="float" office:value="13994" calcext:value-type="float">
            <text:p>13994</text:p>
          </table:table-cell>
          <table:table-cell table:formula="of:=[$combined_count.K32]" office:value-type="float" office:value="3055" calcext:value-type="float">
            <text:p>3055</text:p>
          </table:table-cell>
        </table:table-row>
        <table:table-row table:style-name="ro1">
          <table:table-cell table:formula="of:=[$combined_count.H34]" office:value-type="string" office:string-value="20171116" calcext:value-type="string">
            <text:p>20171116</text:p>
          </table:table-cell>
          <table:table-cell table:formula="of:=[$combined_count.I34]" office:value-type="float" office:value="17079" calcext:value-type="float">
            <text:p>17079</text:p>
          </table:table-cell>
          <table:table-cell table:formula="of:=[$combined_count.J34]" office:value-type="float" office:value="14674" calcext:value-type="float">
            <text:p>14674</text:p>
          </table:table-cell>
          <table:table-cell table:formula="of:=[$combined_count.K34]" office:value-type="float" office:value="2405" calcext:value-type="float">
            <text:p>2405</text:p>
          </table:table-cell>
        </table:table-row>
        <table:table-row table:style-name="ro1">
          <table:table-cell table:formula="of:=[$combined_count.H36]" office:value-type="string" office:string-value="20171210" calcext:value-type="string">
            <text:p>20171210</text:p>
          </table:table-cell>
          <table:table-cell table:formula="of:=[$combined_count.I36]" office:value-type="float" office:value="17089" calcext:value-type="float">
            <text:p>17089</text:p>
          </table:table-cell>
          <table:table-cell table:formula="of:=[$combined_count.J36]" office:value-type="float" office:value="14606" calcext:value-type="float">
            <text:p>14606</text:p>
          </table:table-cell>
          <table:table-cell table:formula="of:=[$combined_count.K36]" office:value-type="float" office:value="2483" calcext:value-type="float">
            <text:p>2483</text:p>
          </table:table-cell>
        </table:table-row>
      </table:table>
      <table:table table:name="combined_cou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nopub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provenance</text:p>
          </table:table-cell>
          <table:table-cell office:value-type="string" calcext:value-type="string">
            <text:p>pubinfo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used</text:p>
          </table:table-cell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610_full.trig.gz</text:p>
          </table:table-cell>
          <table:table-cell office:value-type="float" office:value="9018" calcext:value-type="float">
            <text:p>9018</text:p>
          </table:table-cell>
          <table:table-cell office:value-type="float" office:value="36072" calcext:value-type="float">
            <text:p>36072</text:p>
          </table:table-cell>
          <table:table-cell office:value-type="float" office:value="78150" calcext:value-type="float">
            <text:p>78150</text:p>
          </table:table-cell>
          <table:table-cell office:value-type="float" office:value="39932" calcext:value-type="float">
            <text:p>39932</text:p>
          </table:table-cell>
          <table:table-cell office:value-type="float" office:value="62962" calcext:value-type="float">
            <text:p>62962</text:p>
          </table:table-cell>
          <table:table-cell/>
          <table:table-cell table:formula="of:=IF(ISNUMBER(FIND(&quot;full&quot;;[.A2]));LEFT([.A2];8);&quot;&quot;)" office:value-type="string" office:string-value="20160610" calcext:value-type="string">
            <text:p>20160610</text:p>
          </table:table-cell>
          <table:table-cell table:formula="of:=IF(ISNUMBER(FIND(&quot;full&quot;;[.A2]));[.B2];&quot;&quot;)" office:value-type="float" office:value="9018" calcext:value-type="float">
            <text:p>9018</text:p>
          </table:table-cell>
          <table:table-cell table:formula="of:=IF(ISNUMBER([.I2]-[.K2]);[.I2]-[.K2];&quot;&quot;)" office:value-type="float" office:value="0" calcext:value-type="float">
            <text:p>0</text:p>
          </table:table-cell>
          <table:table-cell table:formula="of:=[.B2]" office:value-type="float" office:value="9018" calcext:value-type="float">
            <text:p>9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-xx_new.trig.gz</text:p>
          </table:table-cell>
          <table:table-cell office:value-type="float" office:value="8768" calcext:value-type="float">
            <text:p>8768</text:p>
          </table:table-cell>
          <table:table-cell office:value-type="float" office:value="35072" calcext:value-type="float">
            <text:p>35072</text:p>
          </table:table-cell>
          <table:table-cell office:value-type="float" office:value="78647" calcext:value-type="float">
            <text:p>78647</text:p>
          </table:table-cell>
          <table:table-cell office:value-type="float" office:value="40170" calcext:value-type="float">
            <text:p>40170</text:p>
          </table:table-cell>
          <table:table-cell office:value-type="float" office:value="61359" calcext:value-type="float">
            <text:p>61359</text:p>
          </table:table-cell>
          <table:table-cell/>
          <table:table-cell table:formula="of:=IF(ISNUMBER(FIND(&quot;full&quot;;[.A3]));LEFT([.A3];8);&quot;&quot;)">
            <text:p/>
          </table:table-cell>
          <table:table-cell table:formula="of:=IF(ISNUMBER(FIND(&quot;full&quot;;[.A3]));[.B3];&quot;&quot;)">
            <text:p/>
          </table:table-cell>
          <table:table-cell table:formula="of:=IF(ISNUMBER([.I3]-[.K3]);[.I3]-[.K3];&quot;&quot;)">
            <text:p/>
          </table:table-cell>
          <table:table-cell table:formula="of:=IF(ISNUMBER(FIND(&quot;full&quot;;[.A3]));[.B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_full.trig.gz</text:p>
          </table:table-cell>
          <table:table-cell office:value-type="float" office:value="10173" calcext:value-type="float">
            <text:p>10173</text:p>
          </table:table-cell>
          <table:table-cell office:value-type="float" office:value="40692" calcext:value-type="float">
            <text:p>40692</text:p>
          </table:table-cell>
          <table:table-cell office:value-type="float" office:value="88486" calcext:value-type="float">
            <text:p>88486</text:p>
          </table:table-cell>
          <table:table-cell office:value-type="float" office:value="45263" calcext:value-type="float">
            <text:p>45263</text:p>
          </table:table-cell>
          <table:table-cell office:value-type="float" office:value="71066" calcext:value-type="float">
            <text:p>71066</text:p>
          </table:table-cell>
          <table:table-cell/>
          <table:table-cell table:formula="of:=IF(ISNUMBER(FIND(&quot;full&quot;;[.A4]));LEFT([.A4];8);&quot;&quot;)" office:value-type="string" office:string-value="20160710" calcext:value-type="string">
            <text:p>20160710</text:p>
          </table:table-cell>
          <table:table-cell table:formula="of:=IF(ISNUMBER(FIND(&quot;full&quot;;[.A4]));[.B4];&quot;&quot;)" office:value-type="float" office:value="10173" calcext:value-type="float">
            <text:p>10173</text:p>
          </table:table-cell>
          <table:table-cell table:formula="of:=IF(ISNUMBER([.I4]-[.K4]);[.I4]-[.K4];&quot;&quot;)" office:value-type="float" office:value="1405" calcext:value-type="float">
            <text:p>1405</text:p>
          </table:table-cell>
          <table:table-cell table:formula="of:=IF(ISNUMBER(FIND(&quot;full&quot;;[.A4]));[.B3];&quot;&quot;)" office:value-type="float" office:value="8768" calcext:value-type="float">
            <text:p>8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-xx_new.trig.gz</text:p>
          </table:table-cell>
          <table:table-cell office:value-type="float" office:value="6287" calcext:value-type="float">
            <text:p>6287</text:p>
          </table:table-cell>
          <table:table-cell office:value-type="float" office:value="25148" calcext:value-type="float">
            <text:p>25148</text:p>
          </table:table-cell>
          <table:table-cell office:value-type="float" office:value="57033" calcext:value-type="float">
            <text:p>57033</text:p>
          </table:table-cell>
          <table:table-cell office:value-type="float" office:value="29608" calcext:value-type="float">
            <text:p>29608</text:p>
          </table:table-cell>
          <table:table-cell office:value-type="float" office:value="43993" calcext:value-type="float">
            <text:p>43993</text:p>
          </table:table-cell>
          <table:table-cell/>
          <table:table-cell table:formula="of:=IF(ISNUMBER(FIND(&quot;full&quot;;[.A5]));LEFT([.A5];8);&quot;&quot;)">
            <text:p/>
          </table:table-cell>
          <table:table-cell table:formula="of:=IF(ISNUMBER(FIND(&quot;full&quot;;[.A5]));[.B5];&quot;&quot;)">
            <text:p/>
          </table:table-cell>
          <table:table-cell table:formula="of:=IF(ISNUMBER([.I5]-[.K5]);[.I5]-[.K5];&quot;&quot;)">
            <text:p/>
          </table:table-cell>
          <table:table-cell table:formula="of:=IF(ISNUMBER(FIND(&quot;full&quot;;[.A5]));[.B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_full.trig.gz</text:p>
          </table:table-cell>
          <table:table-cell office:value-type="float" office:value="10123" calcext:value-type="float">
            <text:p>10123</text:p>
          </table:table-cell>
          <table:table-cell office:value-type="float" office:value="40492" calcext:value-type="float">
            <text:p>40492</text:p>
          </table:table-cell>
          <table:table-cell office:value-type="float" office:value="88055" calcext:value-type="float">
            <text:p>88055</text:p>
          </table:table-cell>
          <table:table-cell office:value-type="float" office:value="45007" calcext:value-type="float">
            <text:p>45007</text:p>
          </table:table-cell>
          <table:table-cell office:value-type="float" office:value="70713" calcext:value-type="float">
            <text:p>70713</text:p>
          </table:table-cell>
          <table:table-cell/>
          <table:table-cell table:formula="of:=IF(ISNUMBER(FIND(&quot;full&quot;;[.A6]));LEFT([.A6];8);&quot;&quot;)" office:value-type="string" office:string-value="20160810" calcext:value-type="string">
            <text:p>20160810</text:p>
          </table:table-cell>
          <table:table-cell table:formula="of:=IF(ISNUMBER(FIND(&quot;full&quot;;[.A6]));[.B6];&quot;&quot;)" office:value-type="float" office:value="10123" calcext:value-type="float">
            <text:p>10123</text:p>
          </table:table-cell>
          <table:table-cell table:formula="of:=IF(ISNUMBER([.I6]-[.K6]);[.I6]-[.K6];&quot;&quot;)" office:value-type="float" office:value="3836" calcext:value-type="float">
            <text:p>3836</text:p>
          </table:table-cell>
          <table:table-cell table:formula="of:=IF(ISNUMBER(FIND(&quot;full&quot;;[.A6]));[.B5];&quot;&quot;)" office:value-type="float" office:value="6287" calcext:value-type="float">
            <text:p>6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-xx_new.trig.gz</text:p>
          </table:table-cell>
          <table:table-cell office:value-type="float" office:value="286" calcext:value-type="float">
            <text:p>286</text:p>
          </table:table-cell>
          <table:table-cell office:value-type="float" office:value="1144" calcext:value-type="float">
            <text:p>1144</text:p>
          </table:table-cell>
          <table:table-cell office:value-type="float" office:value="2278" calcext:value-type="float">
            <text:p>2278</text:p>
          </table:table-cell>
          <table:table-cell office:value-type="float" office:value="1222" calcext:value-type="float">
            <text:p>1222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IF(ISNUMBER(FIND(&quot;full&quot;;[.A7]));LEFT([.A7];8);&quot;&quot;)">
            <text:p/>
          </table:table-cell>
          <table:table-cell table:formula="of:=IF(ISNUMBER(FIND(&quot;full&quot;;[.A7]));[.B7];&quot;&quot;)">
            <text:p/>
          </table:table-cell>
          <table:table-cell table:formula="of:=IF(ISNUMBER([.I7]-[.K7]);[.I7]-[.K7];&quot;&quot;)">
            <text:p/>
          </table:table-cell>
          <table:table-cell table:formula="of:=IF(ISNUMBER(FIND(&quot;full&quot;;[.A7]));[.B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_full.trig.gz</text:p>
          </table:table-cell>
          <table:table-cell office:value-type="float" office:value="10124" calcext:value-type="float">
            <text:p>10124</text:p>
          </table:table-cell>
          <table:table-cell office:value-type="float" office:value="40496" calcext:value-type="float">
            <text:p>40496</text:p>
          </table:table-cell>
          <table:table-cell office:value-type="float" office:value="88061" calcext:value-type="float">
            <text:p>88061</text:p>
          </table:table-cell>
          <table:table-cell office:value-type="float" office:value="45010" calcext:value-type="float">
            <text:p>45010</text:p>
          </table:table-cell>
          <table:table-cell office:value-type="float" office:value="70720" calcext:value-type="float">
            <text:p>70720</text:p>
          </table:table-cell>
          <table:table-cell/>
          <table:table-cell table:formula="of:=IF(ISNUMBER(FIND(&quot;full&quot;;[.A8]));LEFT([.A8];8);&quot;&quot;)" office:value-type="string" office:string-value="20160910" calcext:value-type="string">
            <text:p>20160910</text:p>
          </table:table-cell>
          <table:table-cell table:formula="of:=IF(ISNUMBER(FIND(&quot;full&quot;;[.A8]));[.B8];&quot;&quot;)" office:value-type="float" office:value="10124" calcext:value-type="float">
            <text:p>10124</text:p>
          </table:table-cell>
          <table:table-cell table:formula="of:=IF(ISNUMBER([.I8]-[.K8]);[.I8]-[.K8];&quot;&quot;)" office:value-type="float" office:value="9838" calcext:value-type="float">
            <text:p>9838</text:p>
          </table:table-cell>
          <table:table-cell table:formula="of:=IF(ISNUMBER(FIND(&quot;full&quot;;[.A8]));[.B7];&quot;&quot;)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-xx_new.trig.gz</text:p>
          </table:table-cell>
          <table:table-cell office:value-type="float" office:value="507" calcext:value-type="float">
            <text:p>507</text:p>
          </table:table-cell>
          <table:table-cell office:value-type="float" office:value="2028" calcext:value-type="float">
            <text:p>2028</text:p>
          </table:table-cell>
          <table:table-cell office:value-type="float" office:value="3296" calcext:value-type="float">
            <text:p>3296</text:p>
          </table:table-cell>
          <table:table-cell office:value-type="float" office:value="1700" calcext:value-type="float">
            <text:p>1700</text:p>
          </table:table-cell>
          <table:table-cell office:value-type="float" office:value="3533" calcext:value-type="float">
            <text:p>3533</text:p>
          </table:table-cell>
          <table:table-cell/>
          <table:table-cell table:formula="of:=IF(ISNUMBER(FIND(&quot;full&quot;;[.A9]));LEFT([.A9];8);&quot;&quot;)">
            <text:p/>
          </table:table-cell>
          <table:table-cell table:formula="of:=IF(ISNUMBER(FIND(&quot;full&quot;;[.A9]));[.B9];&quot;&quot;)">
            <text:p/>
          </table:table-cell>
          <table:table-cell table:formula="of:=IF(ISNUMBER([.I9]-[.K9]);[.I9]-[.K9];&quot;&quot;)">
            <text:p/>
          </table:table-cell>
          <table:table-cell table:formula="of:=IF(ISNUMBER(FIND(&quot;full&quot;;[.A9]));[.B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_full.trig.gz</text:p>
          </table:table-cell>
          <table:table-cell office:value-type="float" office:value="10127" calcext:value-type="float">
            <text:p>10127</text:p>
          </table:table-cell>
          <table:table-cell office:value-type="float" office:value="40508" calcext:value-type="float">
            <text:p>40508</text:p>
          </table:table-cell>
          <table:table-cell office:value-type="float" office:value="88096" calcext:value-type="float">
            <text:p>88096</text:p>
          </table:table-cell>
          <table:table-cell office:value-type="float" office:value="45019" calcext:value-type="float">
            <text:p>45019</text:p>
          </table:table-cell>
          <table:table-cell office:value-type="float" office:value="70757" calcext:value-type="float">
            <text:p>70757</text:p>
          </table:table-cell>
          <table:table-cell/>
          <table:table-cell table:formula="of:=IF(ISNUMBER(FIND(&quot;full&quot;;[.A10]));LEFT([.A10];8);&quot;&quot;)" office:value-type="string" office:string-value="20161010" calcext:value-type="string">
            <text:p>20161010</text:p>
          </table:table-cell>
          <table:table-cell table:formula="of:=IF(ISNUMBER(FIND(&quot;full&quot;;[.A10]));[.B10];&quot;&quot;)" office:value-type="float" office:value="10127" calcext:value-type="float">
            <text:p>10127</text:p>
          </table:table-cell>
          <table:table-cell table:formula="of:=IF(ISNUMBER([.I10]-[.K10]);[.I10]-[.K10];&quot;&quot;)" office:value-type="float" office:value="9620" calcext:value-type="float">
            <text:p>9620</text:p>
          </table:table-cell>
          <table:table-cell table:formula="of:=IF(ISNUMBER(FIND(&quot;full&quot;;[.A10]));[.B9];&quot;&quot;)"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-xx_new.trig.gz</text:p>
          </table:table-cell>
          <table:table-cell office:value-type="float" office:value="87" calcext:value-type="float">
            <text:p>87</text:p>
          </table:table-cell>
          <table:table-cell office:value-type="float" office:value="348" calcext:value-type="float">
            <text:p>348</text:p>
          </table:table-cell>
          <table:table-cell office:value-type="float" office:value="611" calcext:value-type="float">
            <text:p>611</text:p>
          </table:table-cell>
          <table:table-cell office:value-type="float" office:value="302" calcext:value-type="float">
            <text:p>302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IF(ISNUMBER(FIND(&quot;full&quot;;[.A11]));LEFT([.A11];8);&quot;&quot;)">
            <text:p/>
          </table:table-cell>
          <table:table-cell table:formula="of:=IF(ISNUMBER(FIND(&quot;full&quot;;[.A11]));[.B11];&quot;&quot;)">
            <text:p/>
          </table:table-cell>
          <table:table-cell table:formula="of:=IF(ISNUMBER([.I11]-[.K11]);[.I11]-[.K11];&quot;&quot;)">
            <text:p/>
          </table:table-cell>
          <table:table-cell table:formula="of:=IF(ISNUMBER(FIND(&quot;full&quot;;[.A11]));[.B1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_full.trig.gz</text:p>
          </table:table-cell>
          <table:table-cell office:value-type="float" office:value="13958" calcext:value-type="float">
            <text:p>13958</text:p>
          </table:table-cell>
          <table:table-cell office:value-type="float" office:value="55832" calcext:value-type="float">
            <text:p>55832</text:p>
          </table:table-cell>
          <table:table-cell office:value-type="float" office:value="112467" calcext:value-type="float">
            <text:p>112467</text:p>
          </table:table-cell>
          <table:table-cell office:value-type="float" office:value="65697" calcext:value-type="float">
            <text:p>65697</text:p>
          </table:table-cell>
          <table:table-cell office:value-type="float" office:value="100500" calcext:value-type="float">
            <text:p>100500</text:p>
          </table:table-cell>
          <table:table-cell/>
          <table:table-cell table:formula="of:=IF(ISNUMBER(FIND(&quot;full&quot;;[.A12]));LEFT([.A12];8);&quot;&quot;)" office:value-type="string" office:string-value="20161110" calcext:value-type="string">
            <text:p>20161110</text:p>
          </table:table-cell>
          <table:table-cell table:formula="of:=IF(ISNUMBER(FIND(&quot;full&quot;;[.A12]));[.B12];&quot;&quot;)" office:value-type="float" office:value="13958" calcext:value-type="float">
            <text:p>13958</text:p>
          </table:table-cell>
          <table:table-cell table:formula="of:=IF(ISNUMBER([.I12]-[.K12]);[.I12]-[.K12];&quot;&quot;)" office:value-type="float" office:value="10041" calcext:value-type="float">
            <text:p>10041</text:p>
          </table:table-cell>
          <table:table-cell table:formula="of:=IF(ISNUMBER(FIND(&quot;full&quot;;[.A12]));[.B11];&quot;&quot;)+3830" office:value-type="float" office:value="3917" calcext:value-type="float">
            <text:p>3917</text:p>
          </table:table-cell>
          <table:table-cell/>
          <table:table-cell office:value-type="string" calcext:value-type="string">
            <text:p>corrected: added 3830 nanopubs from the new type pathwayParticipation</text:p>
          </table:table-cell>
        </table:table-row>
        <table:table-row table:style-name="ro1">
          <table:table-cell office:value-type="string" calcext:value-type="string">
            <text:p>20161210-xx_new.trig.gz</text:p>
          </table:table-cell>
          <table:table-cell office:value-type="float" office:value="181" calcext:value-type="float">
            <text:p>181</text:p>
          </table:table-cell>
          <table:table-cell office:value-type="float" office:value="724" calcext:value-type="float">
            <text:p>724</text:p>
          </table:table-cell>
          <table:table-cell office:value-type="float" office:value="1343" calcext:value-type="float">
            <text:p>1343</text:p>
          </table:table-cell>
          <table:table-cell office:value-type="float" office:value="921" calcext:value-type="float">
            <text:p>921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IF(ISNUMBER(FIND(&quot;full&quot;;[.A13]));LEFT([.A13];8);&quot;&quot;)">
            <text:p/>
          </table:table-cell>
          <table:table-cell table:formula="of:=IF(ISNUMBER(FIND(&quot;full&quot;;[.A13]));[.B13];&quot;&quot;)">
            <text:p/>
          </table:table-cell>
          <table:table-cell table:formula="of:=IF(ISNUMBER([.I13]-[.K13]);[.I13]-[.K13];&quot;&quot;)">
            <text:p/>
          </table:table-cell>
          <table:table-cell table:formula="of:=IF(ISNUMBER(FIND(&quot;full&quot;;[.A13]));[.B1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210_full.trig.gz</text:p>
          </table:table-cell>
          <table:table-cell office:value-type="float" office:value="13975" calcext:value-type="float">
            <text:p>13975</text:p>
          </table:table-cell>
          <table:table-cell office:value-type="float" office:value="55900" calcext:value-type="float">
            <text:p>55900</text:p>
          </table:table-cell>
          <table:table-cell office:value-type="float" office:value="112577" calcext:value-type="float">
            <text:p>112577</text:p>
          </table:table-cell>
          <table:table-cell office:value-type="float" office:value="65765" calcext:value-type="float">
            <text:p>65765</text:p>
          </table:table-cell>
          <table:table-cell office:value-type="float" office:value="100754" calcext:value-type="float">
            <text:p>100754</text:p>
          </table:table-cell>
          <table:table-cell/>
          <table:table-cell table:formula="of:=IF(ISNUMBER(FIND(&quot;full&quot;;[.A14]));LEFT([.A14];8);&quot;&quot;)" office:value-type="string" office:string-value="20161210" calcext:value-type="string">
            <text:p>20161210</text:p>
          </table:table-cell>
          <table:table-cell table:formula="of:=IF(ISNUMBER(FIND(&quot;full&quot;;[.A14]));[.B14];&quot;&quot;)" office:value-type="float" office:value="13975" calcext:value-type="float">
            <text:p>13975</text:p>
          </table:table-cell>
          <table:table-cell table:formula="of:=IF(ISNUMBER([.I14]-[.K14]);[.I14]-[.K14];&quot;&quot;)" office:value-type="float" office:value="13794" calcext:value-type="float">
            <text:p>13794</text:p>
          </table:table-cell>
          <table:table-cell table:formula="of:=IF(ISNUMBER(FIND(&quot;full&quot;;[.A14]));[.B13];&quot;&quot;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-xx_new.trig.gz</text:p>
          </table:table-cell>
          <table:table-cell office:value-type="float" office:value="580" calcext:value-type="float">
            <text:p>580</text:p>
          </table:table-cell>
          <table:table-cell office:value-type="float" office:value="2320" calcext:value-type="float">
            <text:p>2320</text:p>
          </table:table-cell>
          <table:table-cell office:value-type="float" office:value="5196" calcext:value-type="float">
            <text:p>5196</text:p>
          </table:table-cell>
          <table:table-cell office:value-type="float" office:value="3506" calcext:value-type="float">
            <text:p>3506</text:p>
          </table:table-cell>
          <table:table-cell office:value-type="float" office:value="4844" calcext:value-type="float">
            <text:p>4844</text:p>
          </table:table-cell>
          <table:table-cell/>
          <table:table-cell table:formula="of:=IF(ISNUMBER(FIND(&quot;full&quot;;[.A15]));LEFT([.A15];8);&quot;&quot;)">
            <text:p/>
          </table:table-cell>
          <table:table-cell table:formula="of:=IF(ISNUMBER(FIND(&quot;full&quot;;[.A15]));[.B15];&quot;&quot;)">
            <text:p/>
          </table:table-cell>
          <table:table-cell table:formula="of:=IF(ISNUMBER([.I15]-[.K15]);[.I15]-[.K15];&quot;&quot;)">
            <text:p/>
          </table:table-cell>
          <table:table-cell table:formula="of:=IF(ISNUMBER(FIND(&quot;full&quot;;[.A15]));[.B1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450" calcext:value-type="float">
            <text:p>115450</text:p>
          </table:table-cell>
          <table:table-cell office:value-type="float" office:value="67530" calcext:value-type="float">
            <text:p>67530</text:p>
          </table:table-cell>
          <table:table-cell office:value-type="float" office:value="103393" calcext:value-type="float">
            <text:p>103393</text:p>
          </table:table-cell>
          <table:table-cell/>
          <table:table-cell table:formula="of:=IF(ISNUMBER(FIND(&quot;full&quot;;[.A16]));LEFT([.A16];8);&quot;&quot;)" office:value-type="string" office:string-value="20170210" calcext:value-type="string">
            <text:p>20170210</text:p>
          </table:table-cell>
          <table:table-cell table:formula="of:=IF(ISNUMBER(FIND(&quot;full&quot;;[.A16]));[.B16];&quot;&quot;)" office:value-type="float" office:value="14323" calcext:value-type="float">
            <text:p>14323</text:p>
          </table:table-cell>
          <table:table-cell table:formula="of:=IF(ISNUMBER([.I16]-[.K16]);[.I16]-[.K16];&quot;&quot;)" office:value-type="float" office:value="13743" calcext:value-type="float">
            <text:p>13743</text:p>
          </table:table-cell>
          <table:table-cell table:formula="of:=IF(ISNUMBER(FIND(&quot;full&quot;;[.A16]));[.B15];&quot;&quot;)"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-xx_new.trig.gz</text:p>
          </table:table-cell>
          <table:table-cell office:value-type="float" office:value="381" calcext:value-type="float">
            <text:p>381</text:p>
          </table:table-cell>
          <table:table-cell office:value-type="float" office:value="1524" calcext:value-type="float">
            <text:p>1524</text:p>
          </table:table-cell>
          <table:table-cell office:value-type="float" office:value="4577" calcext:value-type="float">
            <text:p>4577</text:p>
          </table:table-cell>
          <table:table-cell office:value-type="float" office:value="3499" calcext:value-type="float">
            <text:p>3499</text:p>
          </table:table-cell>
          <table:table-cell office:value-type="float" office:value="3771" calcext:value-type="float">
            <text:p>3771</text:p>
          </table:table-cell>
          <table:table-cell/>
          <table:table-cell table:formula="of:=IF(ISNUMBER(FIND(&quot;full&quot;;[.A17]));LEFT([.A17];8);&quot;&quot;)">
            <text:p/>
          </table:table-cell>
          <table:table-cell table:formula="of:=IF(ISNUMBER(FIND(&quot;full&quot;;[.A17]));[.B17];&quot;&quot;)">
            <text:p/>
          </table:table-cell>
          <table:table-cell table:formula="of:=IF(ISNUMBER([.I17]-[.K17]);[.I17]-[.K17];&quot;&quot;)">
            <text:p/>
          </table:table-cell>
          <table:table-cell table:formula="of:=IF(ISNUMBER(FIND(&quot;full&quot;;[.A17]));[.B1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_full.trig.gz</text:p>
          </table:table-cell>
          <table:table-cell office:value-type="float" office:value="14319" calcext:value-type="float">
            <text:p>14319</text:p>
          </table:table-cell>
          <table:table-cell office:value-type="float" office:value="57276" calcext:value-type="float">
            <text:p>57276</text:p>
          </table:table-cell>
          <table:table-cell office:value-type="float" office:value="115259" calcext:value-type="float">
            <text:p>115259</text:p>
          </table:table-cell>
          <table:table-cell office:value-type="float" office:value="67360" calcext:value-type="float">
            <text:p>67360</text:p>
          </table:table-cell>
          <table:table-cell office:value-type="float" office:value="103340" calcext:value-type="float">
            <text:p>103340</text:p>
          </table:table-cell>
          <table:table-cell/>
          <table:table-cell table:formula="of:=IF(ISNUMBER(FIND(&quot;full&quot;;[.A18]));LEFT([.A18];8);&quot;&quot;)" office:value-type="string" office:string-value="20170310" calcext:value-type="string">
            <text:p>20170310</text:p>
          </table:table-cell>
          <table:table-cell table:formula="of:=IF(ISNUMBER(FIND(&quot;full&quot;;[.A18]));[.B18];&quot;&quot;)" office:value-type="float" office:value="14319" calcext:value-type="float">
            <text:p>14319</text:p>
          </table:table-cell>
          <table:table-cell table:formula="of:=IF(ISNUMBER([.I18]-[.K18]);[.I18]-[.K18];&quot;&quot;)" office:value-type="float" office:value="13938" calcext:value-type="float">
            <text:p>13938</text:p>
          </table:table-cell>
          <table:table-cell table:formula="of:=IF(ISNUMBER(FIND(&quot;full&quot;;[.A18]));[.B17];&quot;&quot;)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-xx_new.trig.gz</text:p>
          </table:table-cell>
          <table:table-cell office:value-type="float" office:value="351" calcext:value-type="float">
            <text:p>351</text:p>
          </table:table-cell>
          <table:table-cell office:value-type="float" office:value="1404" calcext:value-type="float">
            <text:p>1404</text:p>
          </table:table-cell>
          <table:table-cell office:value-type="float" office:value="4024" calcext:value-type="float">
            <text:p>4024</text:p>
          </table:table-cell>
          <table:table-cell office:value-type="float" office:value="3197" calcext:value-type="float">
            <text:p>3197</text:p>
          </table:table-cell>
          <table:table-cell office:value-type="float" office:value="3603" calcext:value-type="float">
            <text:p>3603</text:p>
          </table:table-cell>
          <table:table-cell/>
          <table:table-cell table:formula="of:=IF(ISNUMBER(FIND(&quot;full&quot;;[.A19]));LEFT([.A19];8);&quot;&quot;)">
            <text:p/>
          </table:table-cell>
          <table:table-cell table:formula="of:=IF(ISNUMBER(FIND(&quot;full&quot;;[.A19]));[.B19];&quot;&quot;)">
            <text:p/>
          </table:table-cell>
          <table:table-cell table:formula="of:=IF(ISNUMBER([.I19]-[.K19]);[.I19]-[.K19];&quot;&quot;)">
            <text:p/>
          </table:table-cell>
          <table:table-cell table:formula="of:=IF(ISNUMBER(FIND(&quot;full&quot;;[.A19]));[.B1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69" calcext:value-type="float">
            <text:p>103469</text:p>
          </table:table-cell>
          <table:table-cell/>
          <table:table-cell table:formula="of:=IF(ISNUMBER(FIND(&quot;full&quot;;[.A20]));LEFT([.A20];8);&quot;&quot;)" office:value-type="string" office:string-value="20170410" calcext:value-type="string">
            <text:p>20170410</text:p>
          </table:table-cell>
          <table:table-cell table:formula="of:=IF(ISNUMBER(FIND(&quot;full&quot;;[.A20]));[.B20];&quot;&quot;)" office:value-type="float" office:value="14323" calcext:value-type="float">
            <text:p>14323</text:p>
          </table:table-cell>
          <table:table-cell table:formula="of:=IF(ISNUMBER([.I20]-[.K20]);[.I20]-[.K20];&quot;&quot;)" office:value-type="float" office:value="13972" calcext:value-type="float">
            <text:p>13972</text:p>
          </table:table-cell>
          <table:table-cell table:formula="of:=IF(ISNUMBER(FIND(&quot;full&quot;;[.A20]));[.B19];&quot;&quot;)"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-xx_new.trig.gz</text:p>
          </table:table-cell>
          <table:table-cell office:value-type="float" office:value="343" calcext:value-type="float">
            <text:p>343</text:p>
          </table:table-cell>
          <table:table-cell office:value-type="float" office:value="1372" calcext:value-type="float">
            <text:p>1372</text:p>
          </table:table-cell>
          <table:table-cell office:value-type="float" office:value="3889" calcext:value-type="float">
            <text:p>3889</text:p>
          </table:table-cell>
          <table:table-cell office:value-type="float" office:value="3087" calcext:value-type="float">
            <text:p>3087</text:p>
          </table:table-cell>
          <table:table-cell office:value-type="float" office:value="3550" calcext:value-type="float">
            <text:p>3550</text:p>
          </table:table-cell>
          <table:table-cell/>
          <table:table-cell table:formula="of:=IF(ISNUMBER(FIND(&quot;full&quot;;[.A21]));LEFT([.A21];8);&quot;&quot;)">
            <text:p/>
          </table:table-cell>
          <table:table-cell table:formula="of:=IF(ISNUMBER(FIND(&quot;full&quot;;[.A21]));[.B21];&quot;&quot;)">
            <text:p/>
          </table:table-cell>
          <table:table-cell table:formula="of:=IF(ISNUMBER([.I21]-[.K21]);[.I21]-[.K21];&quot;&quot;)">
            <text:p/>
          </table:table-cell>
          <table:table-cell table:formula="of:=IF(ISNUMBER(FIND(&quot;full&quot;;[.A21]));[.B2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92" calcext:value-type="float">
            <text:p>103492</text:p>
          </table:table-cell>
          <table:table-cell/>
          <table:table-cell table:formula="of:=IF(ISNUMBER(FIND(&quot;full&quot;;[.A22]));LEFT([.A22];8);&quot;&quot;)" office:value-type="string" office:string-value="20170510" calcext:value-type="string">
            <text:p>20170510</text:p>
          </table:table-cell>
          <table:table-cell table:formula="of:=IF(ISNUMBER(FIND(&quot;full&quot;;[.A22]));[.B22];&quot;&quot;)" office:value-type="float" office:value="14323" calcext:value-type="float">
            <text:p>14323</text:p>
          </table:table-cell>
          <table:table-cell table:formula="of:=IF(ISNUMBER([.I22]-[.K22]);[.I22]-[.K22];&quot;&quot;)" office:value-type="float" office:value="13980" calcext:value-type="float">
            <text:p>13980</text:p>
          </table:table-cell>
          <table:table-cell table:formula="of:=IF(ISNUMBER(FIND(&quot;full&quot;;[.A22]));[.B21];&quot;&quot;)"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-xx_new.trig.gz</text:p>
          </table:table-cell>
          <table:table-cell office:value-type="float" office:value="423" calcext:value-type="float">
            <text:p>423</text:p>
          </table:table-cell>
          <table:table-cell office:value-type="float" office:value="1692" calcext:value-type="float">
            <text:p>1692</text:p>
          </table:table-cell>
          <table:table-cell office:value-type="float" office:value="4671" calcext:value-type="float">
            <text:p>4671</text:p>
          </table:table-cell>
          <table:table-cell office:value-type="float" office:value="3600" calcext:value-type="float">
            <text:p>360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ISNUMBER(FIND(&quot;full&quot;;[.A23]));LEFT([.A23];8);&quot;&quot;)">
            <text:p/>
          </table:table-cell>
          <table:table-cell table:formula="of:=IF(ISNUMBER(FIND(&quot;full&quot;;[.A23]));[.B23];&quot;&quot;)">
            <text:p/>
          </table:table-cell>
          <table:table-cell table:formula="of:=IF(ISNUMBER([.I23]-[.K23]);[.I23]-[.K23];&quot;&quot;)">
            <text:p/>
          </table:table-cell>
          <table:table-cell table:formula="of:=IF(ISNUMBER(FIND(&quot;full&quot;;[.A23]));[.B2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0" calcext:value-type="float">
            <text:p>115340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24" calcext:value-type="float">
            <text:p>103524</text:p>
          </table:table-cell>
          <table:table-cell/>
          <table:table-cell table:formula="of:=IF(ISNUMBER(FIND(&quot;full&quot;;[.A24]));LEFT([.A24];8);&quot;&quot;)" office:value-type="string" office:string-value="20170610" calcext:value-type="string">
            <text:p>20170610</text:p>
          </table:table-cell>
          <table:table-cell table:formula="of:=IF(ISNUMBER(FIND(&quot;full&quot;;[.A24]));[.B24];&quot;&quot;)" office:value-type="float" office:value="14323" calcext:value-type="float">
            <text:p>14323</text:p>
          </table:table-cell>
          <table:table-cell table:formula="of:=IF(ISNUMBER([.I24]-[.K24]);[.I24]-[.K24];&quot;&quot;)" office:value-type="float" office:value="13900" calcext:value-type="float">
            <text:p>13900</text:p>
          </table:table-cell>
          <table:table-cell table:formula="of:=IF(ISNUMBER(FIND(&quot;full&quot;;[.A24]));[.B23];&quot;&quot;)"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-xx_new.trig.gz</text:p>
          </table:table-cell>
          <table:table-cell office:value-type="float" office:value="395" calcext:value-type="float">
            <text:p>395</text:p>
          </table:table-cell>
          <table:table-cell office:value-type="float" office:value="1580" calcext:value-type="float">
            <text:p>1580</text:p>
          </table:table-cell>
          <table:table-cell office:value-type="float" office:value="4579" calcext:value-type="float">
            <text:p>4579</text:p>
          </table:table-cell>
          <table:table-cell office:value-type="float" office:value="3630" calcext:value-type="float">
            <text:p>3630</text:p>
          </table:table-cell>
          <table:table-cell office:value-type="float" office:value="4123" calcext:value-type="float">
            <text:p>4123</text:p>
          </table:table-cell>
          <table:table-cell/>
          <table:table-cell table:formula="of:=IF(ISNUMBER(FIND(&quot;full&quot;;[.A25]));LEFT([.A25];8);&quot;&quot;)">
            <text:p/>
          </table:table-cell>
          <table:table-cell table:formula="of:=IF(ISNUMBER(FIND(&quot;full&quot;;[.A25]));[.B25];&quot;&quot;)">
            <text:p/>
          </table:table-cell>
          <table:table-cell table:formula="of:=IF(ISNUMBER([.I25]-[.K25]);[.I25]-[.K25];&quot;&quot;)">
            <text:p/>
          </table:table-cell>
          <table:table-cell table:formula="of:=IF(ISNUMBER(FIND(&quot;full&quot;;[.A25]));[.B2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5" calcext:value-type="float">
            <text:p>115345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36" calcext:value-type="float">
            <text:p>103536</text:p>
          </table:table-cell>
          <table:table-cell/>
          <table:table-cell table:formula="of:=IF(ISNUMBER(FIND(&quot;full&quot;;[.A26]));LEFT([.A26];8);&quot;&quot;)" office:value-type="string" office:string-value="20170710" calcext:value-type="string">
            <text:p>20170710</text:p>
          </table:table-cell>
          <table:table-cell table:formula="of:=IF(ISNUMBER(FIND(&quot;full&quot;;[.A26]));[.B26];&quot;&quot;)" office:value-type="float" office:value="14323" calcext:value-type="float">
            <text:p>14323</text:p>
          </table:table-cell>
          <table:table-cell table:formula="of:=IF(ISNUMBER([.I26]-[.K26]);[.I26]-[.K26];&quot;&quot;)" office:value-type="float" office:value="13928" calcext:value-type="float">
            <text:p>13928</text:p>
          </table:table-cell>
          <table:table-cell table:formula="of:=IF(ISNUMBER(FIND(&quot;full&quot;;[.A26]));[.B25];&quot;&quot;)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-xx_new.trig.gz</text:p>
          </table:table-cell>
          <table:table-cell office:value-type="float" office:value="13199" calcext:value-type="float">
            <text:p>13199</text:p>
          </table:table-cell>
          <table:table-cell office:value-type="float" office:value="52796" calcext:value-type="float">
            <text:p>52796</text:p>
          </table:table-cell>
          <table:table-cell office:value-type="float" office:value="110593" calcext:value-type="float">
            <text:p>110593</text:p>
          </table:table-cell>
          <table:table-cell office:value-type="float" office:value="63639" calcext:value-type="float">
            <text:p>63639</text:p>
          </table:table-cell>
          <table:table-cell office:value-type="float" office:value="96678" calcext:value-type="float">
            <text:p>96678</text:p>
          </table:table-cell>
          <table:table-cell/>
          <table:table-cell table:formula="of:=IF(ISNUMBER(FIND(&quot;full&quot;;[.A27]));LEFT([.A27];8);&quot;&quot;)">
            <text:p/>
          </table:table-cell>
          <table:table-cell table:formula="of:=IF(ISNUMBER(FIND(&quot;full&quot;;[.A27]));[.B27];&quot;&quot;)">
            <text:p/>
          </table:table-cell>
          <table:table-cell table:formula="of:=IF(ISNUMBER([.I27]-[.K27]);[.I27]-[.K27];&quot;&quot;)">
            <text:p/>
          </table:table-cell>
          <table:table-cell table:formula="of:=IF(ISNUMBER(FIND(&quot;full&quot;;[.A27]));[.B2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_full.trig.gz</text:p>
          </table:table-cell>
          <table:table-cell office:value-type="float" office:value="17613" calcext:value-type="float">
            <text:p>17613</text:p>
          </table:table-cell>
          <table:table-cell office:value-type="float" office:value="70452" calcext:value-type="float">
            <text:p>70452</text:p>
          </table:table-cell>
          <table:table-cell office:value-type="float" office:value="143210" calcext:value-type="float">
            <text:p>143210</text:p>
          </table:table-cell>
          <table:table-cell office:value-type="float" office:value="82487" calcext:value-type="float">
            <text:p>82487</text:p>
          </table:table-cell>
          <table:table-cell office:value-type="float" office:value="128480" calcext:value-type="float">
            <text:p>128480</text:p>
          </table:table-cell>
          <table:table-cell/>
          <table:table-cell table:formula="of:=IF(ISNUMBER(FIND(&quot;full&quot;;[.A28]));LEFT([.A28];8);&quot;&quot;)" office:value-type="string" office:string-value="20170810" calcext:value-type="string">
            <text:p>20170810</text:p>
          </table:table-cell>
          <table:table-cell table:formula="of:=IF(ISNUMBER(FIND(&quot;full&quot;;[.A28]));[.B28];&quot;&quot;)" office:value-type="float" office:value="17613" calcext:value-type="float">
            <text:p>17613</text:p>
          </table:table-cell>
          <table:table-cell table:formula="of:=IF(ISNUMBER([.I28]-[.K28]);[.I28]-[.K28];&quot;&quot;)" office:value-type="float" office:value="4414" calcext:value-type="float">
            <text:p>4414</text:p>
          </table:table-cell>
          <table:table-cell table:formula="of:=IF(ISNUMBER(FIND(&quot;full&quot;;[.A28]));[.B27];&quot;&quot;)" office:value-type="float" office:value="13199" calcext:value-type="float">
            <text:p>1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-xx_new.trig.gz</text:p>
          </table:table-cell>
          <table:table-cell office:value-type="float" office:value="2355" calcext:value-type="float">
            <text:p>2355</text:p>
          </table:table-cell>
          <table:table-cell office:value-type="float" office:value="9420" calcext:value-type="float">
            <text:p>9420</text:p>
          </table:table-cell>
          <table:table-cell office:value-type="float" office:value="15693" calcext:value-type="float">
            <text:p>15693</text:p>
          </table:table-cell>
          <table:table-cell office:value-type="float" office:value="13756" calcext:value-type="float">
            <text:p>13756</text:p>
          </table:table-cell>
          <table:table-cell office:value-type="float" office:value="20629" calcext:value-type="float">
            <text:p>20629</text:p>
          </table:table-cell>
          <table:table-cell/>
          <table:table-cell table:formula="of:=IF(ISNUMBER(FIND(&quot;full&quot;;[.A29]));LEFT([.A29];8);&quot;&quot;)">
            <text:p/>
          </table:table-cell>
          <table:table-cell table:formula="of:=IF(ISNUMBER(FIND(&quot;full&quot;;[.A29]));[.B29];&quot;&quot;)">
            <text:p/>
          </table:table-cell>
          <table:table-cell table:formula="of:=IF(ISNUMBER([.I29]-[.K29]);[.I29]-[.K29];&quot;&quot;)">
            <text:p/>
          </table:table-cell>
          <table:table-cell table:formula="of:=IF(ISNUMBER(FIND(&quot;full&quot;;[.A29]));[.B2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_full.trig.gz</text:p>
          </table:table-cell>
          <table:table-cell office:value-type="float" office:value="17487" calcext:value-type="float">
            <text:p>17487</text:p>
          </table:table-cell>
          <table:table-cell office:value-type="float" office:value="69948" calcext:value-type="float">
            <text:p>69948</text:p>
          </table:table-cell>
          <table:table-cell office:value-type="float" office:value="141427" calcext:value-type="float">
            <text:p>141427</text:p>
          </table:table-cell>
          <table:table-cell office:value-type="float" office:value="81986" calcext:value-type="float">
            <text:p>81986</text:p>
          </table:table-cell>
          <table:table-cell office:value-type="float" office:value="127723" calcext:value-type="float">
            <text:p>127723</text:p>
          </table:table-cell>
          <table:table-cell/>
          <table:table-cell table:formula="of:=IF(ISNUMBER(FIND(&quot;full&quot;;[.A30]));LEFT([.A30];8);&quot;&quot;)" office:value-type="string" office:string-value="20170910" calcext:value-type="string">
            <text:p>20170910</text:p>
          </table:table-cell>
          <table:table-cell table:formula="of:=IF(ISNUMBER(FIND(&quot;full&quot;;[.A30]));[.B30];&quot;&quot;)" office:value-type="float" office:value="17487" calcext:value-type="float">
            <text:p>17487</text:p>
          </table:table-cell>
          <table:table-cell table:formula="of:=IF(ISNUMBER([.I30]-[.K30]);[.I30]-[.K30];&quot;&quot;)" office:value-type="float" office:value="15132" calcext:value-type="float">
            <text:p>15132</text:p>
          </table:table-cell>
          <table:table-cell table:formula="of:=IF(ISNUMBER(FIND(&quot;full&quot;;[.A30]));[.B29];&quot;&quot;)"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-xx_new.trig.gz</text:p>
          </table:table-cell>
          <table:table-cell office:value-type="float" office:value="3055" calcext:value-type="float">
            <text:p>3055</text:p>
          </table:table-cell>
          <table:table-cell office:value-type="float" office:value="12220" calcext:value-type="float">
            <text:p>12220</text:p>
          </table:table-cell>
          <table:table-cell office:value-type="float" office:value="21292" calcext:value-type="float">
            <text:p>21292</text:p>
          </table:table-cell>
          <table:table-cell office:value-type="float" office:value="16757" calcext:value-type="float">
            <text:p>16757</text:p>
          </table:table-cell>
          <table:table-cell office:value-type="float" office:value="25720" calcext:value-type="float">
            <text:p>25720</text:p>
          </table:table-cell>
          <table:table-cell/>
          <table:table-cell table:formula="of:=IF(ISNUMBER(FIND(&quot;full&quot;;[.A31]));LEFT([.A31];8);&quot;&quot;)">
            <text:p/>
          </table:table-cell>
          <table:table-cell table:formula="of:=IF(ISNUMBER(FIND(&quot;full&quot;;[.A31]));[.B31];&quot;&quot;)">
            <text:p/>
          </table:table-cell>
          <table:table-cell table:formula="of:=IF(ISNUMBER([.I31]-[.K31]);[.I31]-[.K31];&quot;&quot;)">
            <text:p/>
          </table:table-cell>
          <table:table-cell table:formula="of:=IF(ISNUMBER(FIND(&quot;full&quot;;[.A31]));[.B3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_full.trig.gz</text:p>
          </table:table-cell>
          <table:table-cell office:value-type="float" office:value="17049" calcext:value-type="float">
            <text:p>17049</text:p>
          </table:table-cell>
          <table:table-cell office:value-type="float" office:value="68196" calcext:value-type="float">
            <text:p>68196</text:p>
          </table:table-cell>
          <table:table-cell office:value-type="float" office:value="137430" calcext:value-type="float">
            <text:p>137430</text:p>
          </table:table-cell>
          <table:table-cell office:value-type="float" office:value="80186" calcext:value-type="float">
            <text:p>80186</text:p>
          </table:table-cell>
          <table:table-cell office:value-type="float" office:value="124764" calcext:value-type="float">
            <text:p>124764</text:p>
          </table:table-cell>
          <table:table-cell/>
          <table:table-cell table:formula="of:=IF(ISNUMBER(FIND(&quot;full&quot;;[.A32]));LEFT([.A32];8);&quot;&quot;)" office:value-type="string" office:string-value="20171010" calcext:value-type="string">
            <text:p>20171010</text:p>
          </table:table-cell>
          <table:table-cell table:formula="of:=IF(ISNUMBER(FIND(&quot;full&quot;;[.A32]));[.B32];&quot;&quot;)" office:value-type="float" office:value="17049" calcext:value-type="float">
            <text:p>17049</text:p>
          </table:table-cell>
          <table:table-cell table:formula="of:=IF(ISNUMBER([.I32]-[.K32]);[.I32]-[.K32];&quot;&quot;)" office:value-type="float" office:value="13994" calcext:value-type="float">
            <text:p>13994</text:p>
          </table:table-cell>
          <table:table-cell table:formula="of:=IF(ISNUMBER(FIND(&quot;full&quot;;[.A32]));[.B31];&quot;&quot;)"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-xx_new.trig.gz</text:p>
          </table:table-cell>
          <table:table-cell office:value-type="float" office:value="2405" calcext:value-type="float">
            <text:p>2405</text:p>
          </table:table-cell>
          <table:table-cell office:value-type="float" office:value="9620" calcext:value-type="float">
            <text:p>9620</text:p>
          </table:table-cell>
          <table:table-cell office:value-type="float" office:value="15880" calcext:value-type="float">
            <text:p>15880</text:p>
          </table:table-cell>
          <table:table-cell office:value-type="float" office:value="13936" calcext:value-type="float">
            <text:p>13936</text:p>
          </table:table-cell>
          <table:table-cell office:value-type="float" office:value="21082" calcext:value-type="float">
            <text:p>21082</text:p>
          </table:table-cell>
          <table:table-cell/>
          <table:table-cell table:formula="of:=IF(ISNUMBER(FIND(&quot;full&quot;;[.A33]));LEFT([.A33];8);&quot;&quot;)">
            <text:p/>
          </table:table-cell>
          <table:table-cell table:formula="of:=IF(ISNUMBER(FIND(&quot;full&quot;;[.A33]));[.B33];&quot;&quot;)">
            <text:p/>
          </table:table-cell>
          <table:table-cell table:formula="of:=IF(ISNUMBER([.I33]-[.K33]);[.I33]-[.K33];&quot;&quot;)">
            <text:p/>
          </table:table-cell>
          <table:table-cell table:formula="of:=IF(ISNUMBER(FIND(&quot;full&quot;;[.A33]));[.B3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_full.trig.gz</text:p>
          </table:table-cell>
          <table:table-cell office:value-type="float" office:value="17079" calcext:value-type="float">
            <text:p>17079</text:p>
          </table:table-cell>
          <table:table-cell office:value-type="float" office:value="68316" calcext:value-type="float">
            <text:p>68316</text:p>
          </table:table-cell>
          <table:table-cell office:value-type="float" office:value="137612" calcext:value-type="float">
            <text:p>137612</text:p>
          </table:table-cell>
          <table:table-cell office:value-type="float" office:value="80288" calcext:value-type="float">
            <text:p>80288</text:p>
          </table:table-cell>
          <table:table-cell office:value-type="float" office:value="125004" calcext:value-type="float">
            <text:p>125004</text:p>
          </table:table-cell>
          <table:table-cell/>
          <table:table-cell table:formula="of:=IF(ISNUMBER(FIND(&quot;full&quot;;[.A34]));LEFT([.A34];8);&quot;&quot;)" office:value-type="string" office:string-value="20171116" calcext:value-type="string">
            <text:p>20171116</text:p>
          </table:table-cell>
          <table:table-cell table:formula="of:=IF(ISNUMBER(FIND(&quot;full&quot;;[.A34]));[.B34];&quot;&quot;)" office:value-type="float" office:value="17079" calcext:value-type="float">
            <text:p>17079</text:p>
          </table:table-cell>
          <table:table-cell table:formula="of:=IF(ISNUMBER([.I34]-[.K34]);[.I34]-[.K34];&quot;&quot;)" office:value-type="float" office:value="14674" calcext:value-type="float">
            <text:p>14674</text:p>
          </table:table-cell>
          <table:table-cell table:formula="of:=IF(ISNUMBER(FIND(&quot;full&quot;;[.A34]));[.B33];&quot;&quot;)"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-xx_new.trig.gz</text:p>
          </table:table-cell>
          <table:table-cell office:value-type="float" office:value="2483" calcext:value-type="float">
            <text:p>2483</text:p>
          </table:table-cell>
          <table:table-cell office:value-type="float" office:value="9932" calcext:value-type="float">
            <text:p>9932</text:p>
          </table:table-cell>
          <table:table-cell office:value-type="float" office:value="16450" calcext:value-type="float">
            <text:p>16450</text:p>
          </table:table-cell>
          <table:table-cell office:value-type="float" office:value="14268" calcext:value-type="float">
            <text:p>14268</text:p>
          </table:table-cell>
          <table:table-cell office:value-type="float" office:value="21671" calcext:value-type="float">
            <text:p>21671</text:p>
          </table:table-cell>
          <table:table-cell/>
          <table:table-cell table:formula="of:=IF(ISNUMBER(FIND(&quot;full&quot;;[.A35]));LEFT([.A35];8);&quot;&quot;)">
            <text:p/>
          </table:table-cell>
          <table:table-cell table:formula="of:=IF(ISNUMBER(FIND(&quot;full&quot;;[.A35]));[.B35];&quot;&quot;)">
            <text:p/>
          </table:table-cell>
          <table:table-cell table:formula="of:=IF(ISNUMBER([.I35]-[.K35]);[.I35]-[.K35];&quot;&quot;)">
            <text:p/>
          </table:table-cell>
          <table:table-cell table:formula="of:=IF(ISNUMBER(FIND(&quot;full&quot;;[.A35]));[.B3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_full.trig.gz</text:p>
          </table:table-cell>
          <table:table-cell office:value-type="float" office:value="17089" calcext:value-type="float">
            <text:p>17089</text:p>
          </table:table-cell>
          <table:table-cell office:value-type="float" office:value="68356" calcext:value-type="float">
            <text:p>68356</text:p>
          </table:table-cell>
          <table:table-cell office:value-type="float" office:value="137718" calcext:value-type="float">
            <text:p>137718</text:p>
          </table:table-cell>
          <table:table-cell office:value-type="float" office:value="80335" calcext:value-type="float">
            <text:p>80335</text:p>
          </table:table-cell>
          <table:table-cell office:value-type="float" office:value="125107" calcext:value-type="float">
            <text:p>125107</text:p>
          </table:table-cell>
          <table:table-cell/>
          <table:table-cell table:formula="of:=IF(ISNUMBER(FIND(&quot;full&quot;;[.A36]));LEFT([.A36];8);&quot;&quot;)" office:value-type="string" office:string-value="20171210" calcext:value-type="string">
            <text:p>20171210</text:p>
          </table:table-cell>
          <table:table-cell table:formula="of:=IF(ISNUMBER(FIND(&quot;full&quot;;[.A36]));[.B36];&quot;&quot;)" office:value-type="float" office:value="17089" calcext:value-type="float">
            <text:p>17089</text:p>
          </table:table-cell>
          <table:table-cell table:formula="of:=IF(ISNUMBER([.I36]-[.K36]);[.I36]-[.K36];&quot;&quot;)" office:value-type="float" office:value="14606" calcext:value-type="float">
            <text:p>14606</text:p>
          </table:table-cell>
          <table:table-cell table:formula="of:=IF(ISNUMBER(FIND(&quot;full&quot;;[.A36]));[.B35];&quot;&quot;)" office:value-type="float" office:value="2483" calcext:value-type="float">
            <text:p>248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harts.A1:charts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 style:data-style-name="N2" text:time-value="10:25:24.102546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date>2017-12-18T10:25:55.859770891</dc:date>
    <dc:creator>Tobias Kuhn</dc:creator>
    <meta:editing-duration>PT31M18S</meta:editing-duration>
    <meta:editing-cycles>10</meta:editing-cycles>
    <meta:document-statistic meta:table-count="2" meta:cell-count="4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3.952cm" style:legend-expansion="high" chart:style-name="ch2"/>
        <chart:plot-area chart:style-name="ch3" table:cell-range-address="charts.A2:charts.A19 charts.C1:charts.D19" chart:data-source-has-labels="both" svg:x="0.32cm" svg:y="0.18cm" svg:width="13.573cm" svg:height="8.64cm">
          <chartooo:coordinate-region svg:x="2.053cm" svg:y="0.18cm" svg:width="11.375cm" svg:height="7.993cm"/>
          <chart:axis chart:dimension="x" chart:name="primary-x" chart:style-name="ch4" chartooo:axis-type="auto">
            <chartooo:date-scale/>
            <chart:categories table:cell-range-address="charts.A2:chart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C2:charts.C19" chart:label-cell-address="charts.C1:charts.C1" chart:class="chart:bar">
            <chart:data-point chart:repeated="18"/>
          </chart:series>
          <chart:series chart:style-name="ch8" chart:values-cell-range-address="charts.D2:charts.D19" chart:label-cell-address="charts.D1:charts.D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used</text:p>
                <draw:g>
                  <svg:desc>charts.C1:charts.C1</svg:desc>
                </draw:g>
              </table:table-cell>
              <table:table-cell office:value-type="string">
                <text:p>new</text:p>
                <draw:g>
                  <svg:desc>charts.D1:char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0610</text:p>
                <draw:g>
                  <svg:desc>charts.A2:charts.A19</svg:desc>
                </draw:g>
              </table:table-cell>
              <table:table-cell office:value-type="float" office:value="0">
                <text:p>0</text:p>
                <draw:g>
                  <svg:desc>charts.C2:charts.C19</svg:desc>
                </draw:g>
              </table:table-cell>
              <table:table-cell office:value-type="float" office:value="9018">
                <text:p>9018</text:p>
                <draw:g>
                  <svg:desc>charts.D2:charts.D19</svg:desc>
                </draw:g>
              </table:table-cell>
            </table:table-row>
            <table:table-row>
              <table:table-cell office:value-type="string">
                <text:p>20160710</text:p>
              </table:table-cell>
              <table:table-cell office:value-type="float" office:value="1405">
                <text:p>1405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20160810</text:p>
              </table:table-cell>
              <table:table-cell office:value-type="float" office:value="3836">
                <text:p>3836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20160910</text:p>
              </table:table-cell>
              <table:table-cell office:value-type="float" office:value="9838">
                <text:p>983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161010</text:p>
              </table:table-cell>
              <table:table-cell office:value-type="float" office:value="9620">
                <text:p>962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161110</text:p>
              </table:table-cell>
              <table:table-cell office:value-type="float" office:value="10041">
                <text:p>10041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0161210</text:p>
              </table:table-cell>
              <table:table-cell office:value-type="float" office:value="13794">
                <text:p>137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70210</text:p>
              </table:table-cell>
              <table:table-cell office:value-type="float" office:value="13743">
                <text:p>1374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0170310</text:p>
              </table:table-cell>
              <table:table-cell office:value-type="float" office:value="13938">
                <text:p>139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170410</text:p>
              </table:table-cell>
              <table:table-cell office:value-type="float" office:value="13972">
                <text:p>139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70510</text:p>
              </table:table-cell>
              <table:table-cell office:value-type="float" office:value="13980">
                <text:p>1398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170610</text:p>
              </table:table-cell>
              <table:table-cell office:value-type="float" office:value="13900">
                <text:p>139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170710</text:p>
              </table:table-cell>
              <table:table-cell office:value-type="float" office:value="13928">
                <text:p>1392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170810</text:p>
              </table:table-cell>
              <table:table-cell office:value-type="float" office:value="4414">
                <text:p>4414</text:p>
              </table:table-cell>
              <table:table-cell office:value-type="float" office:value="13199">
                <text:p>13199</text:p>
              </table:table-cell>
            </table:table-row>
            <table:table-row>
              <table:table-cell office:value-type="string">
                <text:p>20170910</text:p>
              </table:table-cell>
              <table:table-cell office:value-type="float" office:value="15132">
                <text:p>15132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20171010</text:p>
              </table:table-cell>
              <table:table-cell office:value-type="float" office:value="13994">
                <text:p>13994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20171116</text:p>
              </table:table-cell>
              <table:table-cell office:value-type="float" office:value="14674">
                <text:p>14674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20171210</text:p>
              </table:table-cell>
              <table:table-cell office:value-type="float" office:value="14606">
                <text:p>14606</text:p>
              </table:table-cell>
              <table:table-cell office:value-type="float" office:value="2483">
                <text:p>2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